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6ac3" officeooo:paragraph-rsid="00026ac3"/>
    </style:style>
    <style:style style:name="P2" style:family="paragraph" style:parent-style-name="Text_20_body">
      <style:text-properties officeooo:paragraph-rsid="0004081b"/>
    </style:style>
    <style:style style:name="P3" style:family="paragraph" style:parent-style-name="Text_20_body">
      <style:text-properties officeooo:rsid="0004081b" officeooo:paragraph-rsid="0004081b"/>
    </style:style>
    <style:style style:name="P4" style:family="paragraph" style:parent-style-name="Text_20_body">
      <style:text-properties officeooo:rsid="0008490a" officeooo:paragraph-rsid="0008490a"/>
    </style:style>
    <style:style style:name="P5" style:family="paragraph" style:parent-style-name="Text_20_body">
      <style:text-properties officeooo:rsid="000948fe" officeooo:paragraph-rsid="000948fe"/>
    </style:style>
    <style:style style:name="P6" style:family="paragraph" style:parent-style-name="Standard">
      <style:text-properties officeooo:rsid="000bf9f8" officeooo:paragraph-rsid="000bf9f8"/>
    </style:style>
    <style:style style:name="P7" style:family="paragraph" style:parent-style-name="Standard">
      <style:text-properties officeooo:rsid="000c9984" officeooo:paragraph-rsid="000c9984"/>
    </style:style>
    <style:style style:name="P8" style:family="paragraph" style:parent-style-name="Standard">
      <style:text-properties officeooo:paragraph-rsid="000db36a"/>
    </style:style>
    <style:style style:name="T1" style:family="text">
      <style:text-properties officeooo:rsid="00026ac3"/>
    </style:style>
    <style:style style:name="T2" style:family="text">
      <style:text-properties officeooo:rsid="00045fd2"/>
    </style:style>
    <style:style style:name="T3" style:family="text">
      <style:text-properties officeooo:rsid="0008490a"/>
    </style:style>
    <style:style style:name="T4" style:family="text">
      <style:text-properties officeooo:rsid="000c9984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Question 1</text:span>: Décriver de manière plus précise l'utilité ainsi que la syntaxe de chacun des 3 fichiers mentionnés ci-dessus.</text:p>
      <text:p text:style-name="P2"><text:span text:style-name="T1">un fichier de configuration </text:span><text:span text:style-name="Source_20_Text"><text:span text:style-name="T1">configs/embsys_defconfig</text:span></text:span><text:span text:style-name="T1"> pour Buildroot</text:span></text:p>
      <text:p text:style-name="P2">un fichier de configuration pour busybox <text:span text:style-name="Source_20_Text">busybox.config</text:span></text:p>
      <text:p text:style-name="P2">un fichier décrivant les utilisateurs cibles <text:span text:style-name="Source_20_Text">users.table</text:span> </text:p>
      <text:p text:style-name="P2"/>
      <text:p text:style-name="P3">La configuration de buildroot permet de choisir les <text:span text:style-name="T2">fonctions</text:span> kernel, et busybox les fonctions de base du shell</text:p>
      <text:p text:style-name="P1"/>
      <text:p text:style-name="P1">Busybox.config permet de choisir les fonctions que l’on souhaite avoir sur l’OS a porter sur la RaspberryPi3</text:p>
      <text:p text:style-name="Text_20_body"/>
      <text:p text:style-name="Text_20_body"/>
      <text:p text:style-name="Text_20_body"><text:span text:style-name="Strong_20_Emphasis">Question 2</text:span>: En considérant que la cible est une carte RaspberryPi3 avec un OS 32 bits, quel est le fichier de configuration Buildroot par défaut à utiliser?</text:p>
      <text:p text:style-name="Text_20_body">raspberrypi3_defconfig</text:p>
      <text:p text:style-name="Text_20_body"><text:span text:style-name="Strong_20_Emphasis">Question 3</text:span>: Que contient le répertoire <text:span text:style-name="Emphasis">package</text:span>?</text:p>
      <text:p text:style-name="P4">Les packages installés sur notre système buildroot précompilé. Par exemple il ya ‘sudo’ ou encore des packages python.</text:p>
      <text:p text:style-name="Text_20_body"><text:span text:style-name="Strong_20_Emphasis">Question 4</text:span>: Décrivez l'util<text:span text:style-name="T3">t</text:span>ité des différents fichiers du répertoire <text:span text:style-name="Emphasis">package/openssh</text:span>.</text:p>
      <text:p text:style-name="P5">Il y a un fichier make (openssh.mk), un fichier .hash pour vérifier l’intégrité du package. Il y a des patchs pour s’assurer de compatibilité avec certaines librairies</text:p>
      <text:p text:style-name="Text_20_body"><text:span text:style-name="Strong_20_Emphasis">Question 5</text:span>: À quoi servent les fichiers du répertoire <text:span text:style-name="Emphasis">boards/raspberrypi3</text:span>?</text:p>
      <text:p text:style-name="P6">Readme donne les instructions d’installation.</text:p>
      <text:p text:style-name="P6">Post-build.sh lance une console une fois l’installation finie</text:p>
      <text:p text:style-name="P6">les fichiers genimage permettent d’installer l’OS que l’on souhaite. Il donne la taille et le format des <text:s/>filesystems que l’on met en place lors de l’installation de l’OS</text:p>
      <text:p text:style-name="P6"/>
      <text:p text:style-name="P6"><text:span text:style-name="Strong_20_Emphasis">Question 6</text:span>: À quoi sert la commande précédente?</text:p>
      <text:p text:style-name="P7"/>
      <text:p text:style-name="P8"><text:span text:style-name="T4">La commande </text:span><text:span text:style-name="Source_20_Text">make embsys_defconfig</text:span><text:span text:style-name="T4"> sert a creér l’image définie par embsys_defconfig</text:span></text:p>
      <text:p text:style-name="P8"><text:span text:style-name="Strong_20_Emphasis"/></text:p>
      <text:p text:style-name="P8"><text:span text:style-name="Strong_20_Emphasis">Question 8</text:span>: En recherchant dans l'interface de Buildroot, déterminez si le paquet <text:span text:style-name="Emphasis">openssh</text:span> sera compilé et disponible dans l'OS cible. De même, retrouver cette information en analysant le fichier de configuration <text:span text:style-name="Emphasis">embsys_defconfig</text:span></text:p>
      <text:p text:style-name="P8"><text:span text:style-name="Emphasis"/></text:p>
      <text:p text:style-name="P8"><text:span text:style-name="Emphasis"><text:span text:style-name="T5">openssh est activé dans le menu networking applications, il sera disponibl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04:44.544619577</meta:creation-date>
    <meta:generator>LibreOffice/6.0.6.2$Linux_X86_64 LibreOffice_project/00m0$Build-2</meta:generator>
    <dc:date>2018-12-04T10:23:13.738321176</dc:date>
    <meta:editing-duration>PT1H17M36S</meta:editing-duration>
    <meta:editing-cycles>13</meta:editing-cycles>
    <meta:document-statistic meta:table-count="0" meta:image-count="0" meta:object-count="0" meta:page-count="1" meta:paragraph-count="20" meta:word-count="278" meta:character-count="1900" meta:non-whitespace-character-count="1640"/>
  </office:meta>
</office:document-meta>
</file>